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text-align="justify" style:justify-single-word="false" fo:break-before="page"/>
      <style:text-properties officeooo:paragraph-rsid="001e90b3"/>
    </style:style>
    <style:style style:name="P3" style:family="paragraph" style:parent-style-name="Heading_20_1">
      <style:text-properties officeooo:rsid="0021e979" officeooo:paragraph-rsid="0021e979"/>
    </style:style>
    <style:style style:name="P4" style:family="paragraph" style:parent-style-name="Heading_20_1">
      <style:text-properties officeooo:rsid="002af389" officeooo:paragraph-rsid="002af389"/>
    </style:style>
    <style:style style:name="P5" style:family="paragraph" style:parent-style-name="Text_20_body">
      <style:paragraph-properties fo:padding="0.074cm" fo:border-left="none" fo:border-right="none" fo:border-top="none" fo:border-bottom="0.99pt solid #000000" style:join-border="false"/>
      <style:text-properties style:font-name="Liberation Serif" officeooo:rsid="000c3145" officeooo:paragraph-rsid="001e90b3"/>
    </style:style>
    <style:style style:name="P6" style:family="paragraph" style:parent-style-name="Text_20_body">
      <style:paragraph-properties fo:text-align="center" style:justify-single-word="false"/>
      <style:text-properties officeooo:rsid="005fd85c" officeooo:paragraph-rsid="001e90b3"/>
    </style:style>
    <style:style style:name="P7" style:family="paragraph" style:parent-style-name="Text_20_body">
      <style:paragraph-properties fo:text-align="center" style:justify-single-word="false"/>
      <style:text-properties fo:font-size="28pt" fo:font-weight="bold" officeooo:rsid="001e90b3" officeooo:paragraph-rsid="001e90b3" style:font-size-asian="28pt" style:font-weight-asian="bold" style:font-size-complex="28pt" style:font-weight-complex="bold"/>
    </style:style>
    <style:style style:name="P8" style:family="paragraph" style:parent-style-name="Text_20_body">
      <style:paragraph-properties fo:text-align="center" style:justify-single-word="false"/>
      <style:text-properties fo:font-size="28pt" fo:font-weight="bold" officeooo:rsid="00248734" officeooo:paragraph-rsid="00248734" style:font-size-asian="28pt" style:font-weight-asian="bold" style:font-size-complex="28pt" style:font-weight-complex="bold"/>
    </style:style>
    <style:style style:name="P9" style:family="paragraph" style:parent-style-name="Text_20_body">
      <style:paragraph-properties fo:text-align="center" style:justify-single-word="false"/>
      <style:text-properties officeooo:paragraph-rsid="001e90b3"/>
    </style:style>
    <style:style style:name="P10" style:family="paragraph" style:parent-style-name="Text_20_body">
      <style:paragraph-properties fo:text-align="justify" style:justify-single-word="false"/>
      <style:text-properties fo:font-weight="normal" officeooo:rsid="00204335" officeooo:paragraph-rsid="00204335" style:font-weight-asian="normal" style:font-weight-complex="normal"/>
    </style:style>
    <style:style style:name="P11" style:family="paragraph" style:parent-style-name="Text_20_body">
      <style:paragraph-properties fo:text-align="justify" style:justify-single-word="false"/>
      <style:text-properties fo:font-weight="normal" officeooo:rsid="00273a90" officeooo:paragraph-rsid="00273a90" style:font-weight-asian="normal" style:font-weight-complex="normal"/>
    </style:style>
    <style:style style:name="P12" style:family="paragraph" style:parent-style-name="Text_20_body">
      <style:text-properties officeooo:rsid="00228d52" officeooo:paragraph-rsid="00228d52"/>
    </style:style>
    <style:style style:name="P13" style:family="paragraph" style:parent-style-name="Text_20_body">
      <style:text-properties officeooo:rsid="00297475" officeooo:paragraph-rsid="00297475"/>
    </style:style>
    <style:style style:name="P14" style:family="paragraph" style:parent-style-name="Text_20_body">
      <style:text-properties officeooo:rsid="002af389" officeooo:paragraph-rsid="002af389"/>
    </style:style>
    <style:style style:name="T1" style:family="text">
      <style:text-properties officeooo:rsid="001bb9cd"/>
    </style:style>
    <style:style style:name="T2" style:family="text">
      <style:text-properties officeooo:rsid="00095d25"/>
    </style:style>
    <style:style style:name="T3" style:family="text">
      <style:text-properties officeooo:rsid="001e90b3"/>
    </style:style>
    <style:style style:name="T4" style:family="text">
      <style:text-properties fo:font-weight="bold" officeooo:rsid="00165b63" style:font-weight-asian="bold" style:font-weight-complex="bold"/>
    </style:style>
    <style:style style:name="T5" style:family="text">
      <style:text-properties officeooo:rsid="0021e979"/>
    </style:style>
    <style:style style:name="T6" style:family="text">
      <style:text-properties officeooo:rsid="0022a783"/>
    </style:style>
    <style:style style:name="T7" style:family="text">
      <style:text-properties officeooo:rsid="00248734"/>
    </style:style>
    <style:style style:name="T8" style:family="text">
      <style:text-properties officeooo:rsid="002af389"/>
    </style:style>
    <style:style style:name="T9" style:family="text">
      <style:text-properties officeooo:rsid="002c7f4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ron Winter</text:p>
      <text:p text:style-name="P8">MVP</text:p>
      <text:p text:style-name="P6"><text:span text:style-name="T3">Top-Down-Shooter </text:span>/ <text:span text:style-name="T3">Action</text:span></text:p>
      <text:p text:style-name="P6">Projektleiter: <text:span text:style-name="T3">Marcel Kurz</text:span></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text:a xlink:type="simple" xlink:href="#__RefHeading___Toc511_1151924816" text:style-name="Index_20_Link" text:visited-style-name="Index_20_Link"><text:s/>1 Präambel<text:tab/>2</text:a></text:p>
        </text:index-body>
      </text:table-of-content>
      <text:p text:style-name="P9"/>
      <text:h text:style-name="P2" text:outline-level="1"><text:bookmark-start text:name="__RefHeading___Toc511_1151924816"/><text:span text:style-name="T4">Präambel</text:span><text:bookmark-end text:name="__RefHeading___Toc511_1151924816"/></text:h>
      <text:p text:style-name="P10">Ziel des Projektes ist, einen Top-Down Shooter zu entwickeln, welcher zufällig Räume generiert in denen zufällig Gegner generiert werden.</text:p>
      <text:p text:style-name="P11">Im folgenden wird lediglich ein MVP (minimum viable product, dt. mindest brauchbares Produkt) beschrieben, da dies die Grundlage des späteren Projektes bieten soll.</text:p>
      <text:p text:style-name="P10">Die Größe sowie Komplexität des Projektes ist absichtlich niedrig gehalten, da es bei der Planung und dem Design des Projektes nicht um die höchste Originalität geht, sondern um die Realisierbarkeit. Das Projekt Drachensaft (siehe Archiv:<text:span text:style-name="T5">DSCORE) hatte eine für das damalige Team zu große Komplexität, und wurde daher bis auf weiteres pausiert.</text:span></text:p>
      <text:h text:style-name="P3" text:outline-level="1">Setting</text:h>
      <text:p text:style-name="P12">Simple Anordnung von <text:span text:style-name="T7">Räumen, welche meist Quadratisch sind. In den Räumen finden sich Gegner, welche wenige Bullet-Sponges haben, und auch ansonsten schwach sind.</text:span></text:p>
      <text:p text:style-name="P13">Räume werden prozedural generiert. <text:span text:style-name="T8">Mehr dazu unten.</text:span></text:p>
      <text:h text:style-name="P4" text:outline-level="1">Gameplay</text:h>
      <text:p text:style-name="P14">Spiel ist in einer Top-Down Perspektive. Der Mauscursor wird durch ein Fadenkreuz ersetzt. Der Spieler wird in der Mitte des Bildschirmes gehalten, <text:span text:style-name="T9">und dreht sich in Richtung des Fadenkreuzes. Beim betätigen der linken Maustaste schießt der Spieler eine Waffe in die Richtung des Fadenkreuzes 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padding="0.074cm" fo:border-left="none" fo:border-right="none" fo:border-top="none" fo:border-bottom="0.99pt solid #000000" style:join-border="false"/>
      <style:text-properties style:font-name="Liberation Serif" officeooo:rsid="000c3145" officeooo:paragraph-rsid="001e90b3"/>
    </style:style>
    <style:style style:name="MT1" style:family="text">
      <style:text-properties officeooo:rsid="001bb9cd"/>
    </style:style>
    <style:style style:name="MT2" style:family="text">
      <style:text-properties officeooo:rsid="00095d25"/>
    </style:style>
    <style:style style:name="MT3" style:family="text">
      <style:text-properties officeooo:rsid="0022a78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o</text:span>lonaut Studios<text:tab/><text:tab/><text:tab/><text:tab/><text:tab/><text:tab/><text:tab/><text:tab/><text:tab/><text:tab/> <text:s text:c="3"/><text:span text:style-name="MT2"><text:date style:data-style-name="N37" text:date-value="2016-07-03T22:33:30.211000218">03.07.16</text:date></text:span><text:line-break/>30851 Langenhagen<text:tab/><text:tab/><text:tab/><text:tab/><text:tab/><text:tab/><text:tab/><text:tab/><text:tab/><text:tab/> <text:s text:c="10"/><text:span text:style-name="MT3">v.</text:span><text:editing-cycles>6</text:editing-cycles><text:line-break/>Elbeweg 86</text:p>
      </style:header>
      <style:footer>
        <text:p text:style-name="Footer"><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 Kurz</meta:initial-creator>
    <meta:creation-date>2016-07-03T18:23:07.913000000</meta:creation-date>
    <meta:editing-cycles>6</meta:editing-cycles>
    <meta:editing-duration>PT1H53M44S</meta:editing-duration>
    <dc:date>2016-07-03T22:33:29.932000000</dc:date>
    <dc:creator>Marcel Kurz</dc:creator>
    <meta:generator>LibreOffice/5.0.5.2$Windows_x86 LibreOffice_project/55b006a02d247b5f7215fc6ea0fde844b30035b3</meta:generator>
    <meta:document-statistic meta:table-count="0" meta:image-count="0" meta:object-count="0" meta:page-count="2" meta:paragraph-count="17" meta:word-count="196" meta:character-count="1370" meta:non-whitespace-character-count="1158"/>
    <meta:user-defined meta:name="Info" meta:value-type="float">1</meta:user-defined>
  </office:meta>
</office:document-meta>
</file>